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600000142097BE98CED8F4955.png" manifest:media-type="image/png"/>
  <manifest:file-entry manifest:full-path="Pictures/100000000000029D000000C6032352DB3E4E7A54.png" manifest:media-type="image/png"/>
  <manifest:file-entry manifest:full-path="Pictures/10000000000002A7000001FA9072627AB714678C.png" manifest:media-type="image/png"/>
  <manifest:file-entry manifest:full-path="Pictures/1000000000000243000001557DF983750E99317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d5b7" officeooo:paragraph-rsid="0011d5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5.031cm" draw:z-index="0"><draw:image xlink:href="Pictures/100000000000029D000000C6032352DB3E4E7A54.png" xlink:type="simple" xlink:show="embed" xlink:actuate="onLoad"/></draw:frame></text:p>
      <text:p text:style-name="Standard"><draw:frame draw:style-name="fr2" draw:name="Figura2" text:anchor-type="paragraph" svg:y="1.205cm" svg:width="17cm" svg:height="12.668cm" draw:z-index="1"><draw:image xlink:href="Pictures/10000000000002A7000001FA9072627AB714678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Figura3" text:anchor-type="paragraph" svg:width="15.319cm" svg:height="9.022cm" draw:z-index="2"><draw:image xlink:href="Pictures/1000000000000243000001557DF983750E993172.png" xlink:type="simple" xlink:show="embed" xlink:actuate="onLoad"/></draw:frame></text:p>
      <text:p text:style-name="Standard"/>
      <text:p text:style-name="Standard"/>
      <text:p text:style-name="P1">Informações do campo: Descrição Detalhada forma ocultadas</text:p>
      <text:p text:style-name="Standard"/>
      <text:p text:style-name="Standard"><draw:frame draw:style-name="fr1" draw:name="Figura4" text:anchor-type="paragraph" svg:width="17cm" svg:height="4.598cm" draw:z-index="3"><draw:image xlink:href="Pictures/10000000000004A600000142097BE98CED8F49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7:25:05.319000000</meta:creation-date>
    <dc:date>2018-03-28T07:49:58.579000000</dc:date>
    <meta:editing-duration>PT13M54S</meta:editing-duration>
    <meta:editing-cycles>3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1" meta:word-count="7" meta:character-count="57" meta:non-whitespace-character-count="51"/>
  </office:meta>
</office:document-meta>
</file>